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c40" officeooo:paragraph-rsid="0001ec40"/>
    </style:style>
    <style:style style:name="P2" style:family="paragraph" style:parent-style-name="Standard">
      <style:text-properties officeooo:rsid="000290a0" officeooo:paragraph-rsid="00029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s and Bibliography: </text:p>
      <text:p text:style-name="P1"><text:s/></text:p>
      <text:p text:style-name="P1">WebRTC introduction. </text:p>
      <text:p text:style-name="P1"><text:a xlink:type="simple" xlink:href="https://www.stackfive.io/work/webrtc/the-beginners-guide-to-understanding-webrtc" text:style-name="Internet_20_link" text:visited-style-name="Visited_20_Internet_20_Link">https://www.stackfive.io/work/webrtc/the-beginners-guide-to-understanding-webrtc</text:a></text:p>
      <text:p text:style-name="P1"/>
      <text:p text:style-name="P2">WebRTC getting started + example code: </text:p>
      <text:p text:style-name="P2"><text:a xlink:type="simple" xlink:href="https://medium.com/@fenUpgrade%20Your%20Plan%20Support%20Juls%20Confirmation%20re-sent!%20Check%20your%20email%20for%20a%20link%20to%20finish%20the%20accogliu_367/getting-started-with-webrtc-a-practical-guide-with-example-code-b0f60efdd0a7" text:style-name="Internet_20_link" text:visited-style-name="Visited_20_Internet_20_Link">https://medium.com/@fenUpgrade%20Your%20Plan%20Support%20Juls%20Confirmation%20re-sent!%20Check%20your%20email%20for%20a%20link%20to%20finish%20the%20accogliu_367/getting-started-with-webrtc-a-practical-guide-with-example-code-b0f60efdd0a7</text:a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9:04:28.682908634</meta:creation-date>
    <dc:date>2024-10-31T10:03:42.455121057</dc:date>
    <meta:editing-duration>PT59M1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6" meta:word-count="13" meta:character-count="408" meta:non-whitespace-character-count="396"/>
  </office:meta>
</office:document-meta>
</file>